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6512e" officeooo:paragraph-rsid="0016512e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65d81" officeooo:paragraph-rsid="00165d81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6ebfc" officeooo:paragraph-rsid="0016ebfc" style:font-size-asian="14pt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789ea" officeooo:paragraph-rsid="001789ea" style:font-size-asian="14pt" style:font-size-complex="14pt"/>
    </style:style>
    <style:style style:name="P6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93780" officeooo:paragraph-rsid="00193780" style:font-size-asian="14pt" style:font-size-complex="14pt"/>
    </style:style>
    <style:style style:name="P7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af299" officeooo:paragraph-rsid="001af299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d7ef7" officeooo:paragraph-rsid="001d7ef7" style:font-size-asian="14pt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1e78b1" officeooo:paragraph-rsid="001e78b1" style:font-size-asian="14pt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04275" officeooo:paragraph-rsid="00204275" style:font-size-asian="14pt" style:font-size-complex="14pt"/>
    </style:style>
    <style:style style:name="P1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04275" officeooo:paragraph-rsid="00215f72" style:font-size-asian="14pt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15f72" officeooo:paragraph-rsid="00215f72" style:font-size-asian="14pt" style:font-size-complex="14pt"/>
    </style:style>
    <style:style style:name="P13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style:font-name="Times New Roman" fo:font-size="14pt" fo:language="ru" fo:country="RU" fo:font-weight="bold" officeooo:rsid="00165d81" officeooo:paragraph-rsid="00165d81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center" style:justify-single-word="false" fo:text-indent="1cm" style:auto-text-indent="false" fo:break-before="page" style:writing-mode="lr-tb"/>
      <style:text-properties style:font-name="Times New Roman" fo:font-size="14pt" fo:language="ru" fo:country="RU" fo:font-weight="bold" officeooo:rsid="001d7ef7" officeooo:paragraph-rsid="001d7ef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6" style:family="paragraph" style:parent-style-name="Table_20_Contents">
      <style:text-properties officeooo:rsid="001af299" officeooo:paragraph-rsid="001af299"/>
    </style:style>
    <style:style style:name="P17" style:family="paragraph" style:parent-style-name="Table_20_Contents">
      <style:paragraph-properties fo:text-align="center" style:justify-single-word="false"/>
      <style:text-properties officeooo:rsid="001af299" officeooo:paragraph-rsid="001af299"/>
    </style:style>
    <style:style style:name="P18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15f72" officeooo:paragraph-rsid="00215f72" style:font-size-asian="14pt" style:font-size-complex="14pt"/>
    </style:style>
    <style:style style:name="P19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36c2c" officeooo:paragraph-rsid="00236c2c" style:font-size-asian="14pt" style:font-size-complex="14pt"/>
    </style:style>
    <style:style style:name="P20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916d7" officeooo:paragraph-rsid="002916d7" style:font-size-asian="14pt" style:font-size-complex="14pt"/>
    </style:style>
    <style:style style:name="P21" style:family="paragraph" style:parent-style-name="Standard">
      <style:paragraph-properties fo:margin-left="0cm" fo:margin-right="0cm" fo:text-align="start" style:justify-single-word="false" fo:text-indent="1cm" style:auto-text-indent="false" style:writing-mode="lr-tb"/>
      <style:text-properties style:font-name="Times New Roman" fo:font-size="14pt" fo:language="ru" fo:country="RU" officeooo:rsid="002a5f69" officeooo:paragraph-rsid="002a5f69" style:font-size-asian="14pt" style:font-size-complex="14pt"/>
    </style:style>
    <style:style style:name="P22" style:family="paragraph" style:parent-style-name="Standard">
      <style:paragraph-properties fo:margin-left="0cm" fo:margin-right="0cm" fo:text-align="start" style:justify-single-word="false" fo:text-indent="1cm" style:auto-text-indent="false" fo:break-before="page" style:writing-mode="lr-tb"/>
      <style:text-properties style:font-name="Times New Roman" fo:font-size="14pt" officeooo:paragraph-rsid="00236c2c" style:font-size-asian="14pt" style:font-size-complex="14pt"/>
    </style:style>
    <style:style style:name="T1" style:family="text">
      <style:text-properties officeooo:rsid="0016ebfc"/>
    </style:style>
    <style:style style:name="T2" style:family="text">
      <style:text-properties style:use-window-font-color="true" loext:opacity="0%" style:letter-kerning="true" style:font-name-asian="NSimSun" style:language-asian="zh" style:country-asian="CN" style:font-name-complex="Lucida Sans" style:language-complex="hi" style:country-complex="IN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15f72"/>
    </style:style>
    <style:style style:name="T5" style:family="text">
      <style:text-properties officeooo:rsid="00215f72"/>
    </style:style>
    <style:style style:name="T6" style:family="text">
      <style:text-properties fo:language="ru" fo:country="RU" officeooo:rsid="00236c2c"/>
    </style:style>
    <style:style style:name="T7" style:family="text">
      <style:text-properties fo:language="ru" fo:country="RU" fo:font-weight="normal" officeooo:rsid="00236c2c" style:font-weight-asian="normal" style:font-weight-complex="normal"/>
    </style:style>
    <style:style style:name="T8" style:family="text">
      <style:text-properties fo:language="ru" fo:country="RU" fo:font-weight="bold" officeooo:rsid="00236c2c" style:font-weight-asian="bold" style:font-weight-complex="bold"/>
    </style:style>
    <style:style style:name="T9" style:family="text">
      <style:text-properties fo:language="ru" fo:country="RU" style:text-underline-style="solid" style:text-underline-width="auto" style:text-underline-color="font-color" fo:font-weight="bold" officeooo:rsid="00236c2c" style:font-weight-asian="bold" style:font-weight-complex="bold"/>
    </style:style>
    <style:style style:name="T10" style:family="text">
      <style:text-properties officeooo:rsid="0024e2fe"/>
    </style:style>
    <style:style style:name="T11" style:family="text">
      <style:text-properties officeooo:rsid="00255aad"/>
    </style:style>
    <style:style style:name="T12" style:family="text">
      <style:text-properties officeooo:rsid="00270ee0"/>
    </style:style>
    <style:style style:name="T1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Основы бизнеса и права в информационных технологиях</text:p>
      <text:p text:style-name="P1">Предпринимательская деятельность — инициативная самостоятельная деятельность граждан и их объединений в целях получения прибыли.</text:p>
      <text:p text:style-name="P1">Из общей прибыли вычитаются:</text:p>
      <text:p text:style-name="P1">- налог на прибыль (18% / 12% для передовых технологий);</text:p>
      <text:p text:style-name="P1">- транспортный налог;</text:p>
      <text:p text:style-name="P1">- налог на недвижимость.</text:p>
      <text:p text:style-name="P1">Предприятие, фирма — самостоятельный хозяйствующий субъект, созданный для производства продукции, услуг с целью получения прибыли.</text:p>
      <text:p text:style-name="P1">Для становления экономической самостоятельности фирмы служит её выделение в виде самостоятельной хозяйственно-оперативной единицы — юридического лица.</text:p>
      <text:p text:style-name="P1">Юридическое лицо имеет свой устав, баланс доходов и расходов, обязателен счёт в банке и право ведения договорных отношений.</text:p>
      <text:p text:style-name="P1">Признаки самостоятельности фирмы:</text:p>
      <text:p text:style-name="P1">1) организационное единство (линейно-функциональная структура самая распространённая);</text:p>
      <text:p text:style-name="P1">2) обособленное имущество, состоящее из основных и оборотных средств;</text:p>
      <text:p text:style-name="P1">3) имущественная ответственность;</text:p>
      <text:p text:style-name="P1">4) выступление в гражданском обороте от собственного имени.</text:p>
      <text:p text:style-name="P1">Все предприятия подразделяются на 2 типа в зависимости от того, какая собственность преобладает: общественные или частные.</text:p>
      <text:p text:style-name="P1">Государственные предприятия.</text:p>
      <text:p text:style-name="P1">Частный сектор экономики:</text:p>
      <text:p text:style-name="P1">- финансовый;</text:p>
      <text:p text:style-name="P1">- корпоративный;</text:p>
      <text:p text:style-name="P1">- индивидуальный.</text:p>
      <text:p text:style-name="P1">Ограниченная ответственность означает, что лица, вложившие свои средства в предприятие, несут ответственность по обязательствам предприятия только в пределах своих вкладов. Имеют свои пределы.</text:p>
      <text:p text:style-name="P1">Неограниченная ответственность — несут совместную ответственность по обязательствам предприятия всем своим имуществом полностью. Потенциал финансового результата выше и приводит к большей прибыли, но риски очень велики!</text:p>
      <text:p text:style-name="P1">Индивидуальный предприниматель основан на личной собственности граждан, его владельцем является одно лицо (или семья до 3-х человек), получающее весь доход и несущее весь риск от результатов хозяйственной деятельности.</text:p>
      <text:p text:style-name="P1">Преимущества: не возникает проблем с дележом прибыли, проще система налогообложения, возможны льготы.</text:p>
      <text:p text:style-name="P1">Недостатки: небольшая величина стартового капитала, трудности с получением банковского кредита, сложность в начинании крупного дела.</text:p>
      <text:p text:style-name="P1">Условие задачи:</text:p>
      <text:p text:style-name="P1"><text:soft-page-break/>На фондовой бирже предприниматель заключил сделки на срок. Продал, рассчитывая на понижение, 5000 акций одной компании по 100 долларов каждая и купил, рассчитывая на повышение, 15000 акций другой компании по 50 долларов каждая. Определите выигрыш предпринимателя, если в конце срока курс акций первой и второй компании составит 80 долларов за штуку. Каков источник биржевой прибыли (разница между курсами акций)?</text:p>
      <text:p text:style-name="P1">Решение 1 250 000 <text:s/>1 600 000 <text:s/>350 000</text:p>
      <text:p text:style-name="P1"/>
      <text:p text:style-name="P1">Бизнес план</text:p>
      <text:p text:style-name="P1">12-14 шрифт</text:p>
      <text:p text:style-name="P1">1 слайд — логотип, название, электронный адрес, адрес фирмы (карта, расстояние до конкурентов)</text:p>
      <text:p text:style-name="P1">Введение — 10-15 предложений (после расчётов)</text:p>
      <text:p text:style-name="P1">Маркетинг — 2-3 конкурента рассмотреть, цены реальные из интернета</text:p>
      <text:p text:style-name="P1">Менеджмент — планировка офиса, регламент работы (8 ч рабочий день, 1, 0.5, 0.75, 0.25 ставки), организационная структура управления</text:p>
      <text:p text:style-name="P1">Финансы — амортизация</text:p>
      <text:p text:style-name="P1">Инвестиции — что надо сделать, сколько стоит, в какие сроки нужно уплатить, риски, кредитование (конкретно)</text:p>
      <text:p text:style-name="P1">Экология</text:p>
      <text:p text:style-name="P2">Юридический план (камеры, лицензии)</text:p>
      <text:p text:style-name="P1"/>
      <text:p text:style-name="P1"/>
      <text:p text:style-name="P1">Полномочия:</text:p>
      <text:p text:style-name="P1">Гапоненко Александр</text:p>
      <text:p text:style-name="P1">Дейлид Роман</text:p>
      <text:p text:style-name="P1">Филипцов Данила</text:p>
      <text:p text:style-name="P1">Балюк Павел</text:p>
      <text:p text:style-name="P1">Шамма Вадим</text:p>
      <text:p text:style-name="P13">Маркетинг</text:p>
      <text:p text:style-name="P3">Маркетинг <text:span text:style-name="T1">(Филип Котлер)</text:span> — вид человеческой деятельности, направленный на удовлетворение нужд и потребностей посредством обмена.</text:p>
      <text:p text:style-name="P4">Нужда — чувство, ощущаемой человеком нехватки чего либо.</text:p>
      <text:p text:style-name="P4">Потребность — нужда, принявшая специфическую форму в соответствии с культурным уровнем и личностью индивида.</text:p>
      <text:p text:style-name="P4">Сделка — коммерческий обмен ценностями между двумя сторонами — основная единица измерения в сфере маркетинга.</text:p>
      <text:p text:style-name="P4">Обмен — акт получения от кого-либо желаемого объекта с предложением чего-либо взамен.</text:p>
      <text:p text:style-name="P4">Спрос — потребность, подкреплённая покупательской способностью.</text:p>
      <text:p text:style-name="P4">Товар — всё, что может удовлетворить потребность или нужду и предлагается рынку с целью привлечения внимания, приобретения, использования и потребления.</text:p>
      <text:p text:style-name="P4">Маркетинг (Американская ассоциация маркетологов) — процесс планирования и воплощения замысла, ценообразования, продвижения и реализации идей, товаров или услуг посредством обмена, удовлетворяющего отдельных лиц или организаций.</text:p>
      <text:p text:style-name="P5">Цели маркетинга:</text:p>
      <text:p text:style-name="P5">- увеличение дохода;</text:p>
      <text:p text:style-name="P5">- рост объёма продаж;</text:p>
      <text:p text:style-name="P5">- увеличение доли рынка;</text:p>
      <text:p text:style-name="P5">- создание и улучшение имиджа, известности предприятия и его продукции.</text:p>
      <text:p text:style-name="P6">Структура:</text:p>
      <text:p text:style-name="P6">- товар (услуга);</text:p>
      <text:p text:style-name="P6">- товародвижение (сбыт);</text:p>
      <text:p text:style-name="P6">- продвижение;</text:p>
      <text:p text:style-name="P6">- ценообразование.</text:p>
      <text:p text:style-name="P6">Товар: необходимо определить что внедрить на рынок, какого качества, в каком количестве.</text:p>
      <text:p text:style-name="P6">Товародвижение: выбрать вид продажи (личные, безличные, региональные), количество мест реализации, тип сотрудничества (конкуренты или партнёры), тип контроля (предварительный, текущий, заключительный).</text:p>
      <text:p text:style-name="P6">Продвижение: определить объём и форму рекламы.</text:p>
      <text:p text:style-name="P6">Ценообразование: выбор уровня и диапазона цен в зависимости от качества.</text:p>
      <text:p text:style-name="P7">Классификация товаров маркетинга:</text:p>
      <text:p text:style-name="P7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2070470122032">
          <table:table-cell table:style-name="Таблица1.A1" office:value-type="string">
            <text:p text:style-name="P17">Повседневного спроса</text:p>
          </table:table-cell>
          <table:table-cell table:style-name="Таблица1.A1" office:value-type="string">
            <text:p text:style-name="P17">Предварительного выбора</text:p>
          </table:table-cell>
          <table:table-cell table:style-name="Таблица1.A1" office:value-type="string">
            <text:p text:style-name="P17">Особого выбора</text:p>
          </table:table-cell>
          <table:table-cell table:style-name="Таблица1.A1" office:value-type="string">
            <text:p text:style-name="P17">Пассивного спроса</text:p>
          </table:table-cell>
        </table:table-row>
        <table:table-row table:style-name="TableLine2070470125840">
          <table:table-cell table:style-name="Таблица1.A1" office:value-type="string">
            <text:p text:style-name="P16">Зубная паста</text:p>
          </table:table-cell>
          <table:table-cell table:style-name="Таблица1.A1" office:value-type="string">
            <text:p text:style-name="P16">Выборочное распределение, значительный уровень планирования</text:p>
          </table:table-cell>
          <table:table-cell table:style-name="Таблица1.A1" office:value-type="string">
            <text:p text:style-name="P16">Высокие цены эксклюзивное распространение</text:p>
          </table:table-cell>
          <table:table-cell table:style-name="Таблица1.A1" office:value-type="string">
            <text:p text:style-name="P16">Низкие цены, малая осведомлённость о товаре</text:p>
          </table:table-cell>
        </table:table-row>
      </table:table>
      <text:p text:style-name="P7"/>
      <text:p text:style-name="P14">Менеджмент организации</text:p>
      <text:p text:style-name="P8"><text:span text:style-name="T2">А</text:span>диз<text:span text:style-name="T2">е</text:span>с Ицхак.</text:p>
      <text:p text:style-name="P8">Область была определена с 1911 г.</text:p>
      <text:p text:style-name="P8">Менеджмент — профессиональная деятельность по управлению организацией в условиях риска и неопределённости, когда руководству предоставляется значительная степень свободы в принятии стратегических и тактических решений.</text:p>
      <text:p text:style-name="P8">Функции менеджмента — организация работы людей.</text:p>
      <text:p text:style-name="P9">Виды менеджмента:</text:p>
      <text:p text:style-name="P9">- производственный;</text:p>
      <text:p text:style-name="P9">- финансовый;</text:p>
      <text:p text:style-name="P9">- стратегический;</text:p>
      <text:p text:style-name="P9">- экологический;</text:p>
      <text:p text:style-name="P9">- информационный;</text:p>
      <text:p text:style-name="P9">- инвестиционный;</text:p>
      <text:p text:style-name="P9">- инновационный.</text:p>
      <text:p text:style-name="P9">Объект — организации, фирмы.</text:p>
      <text:p text:style-name="P9">Субъект — менеджеры, решающие общую задачу получения максимальной отдачи от используемых ресурсов.</text:p>
      <text:p text:style-name="P9">Уровни менеджмента:</text:p>
      <text:p text:style-name="P9">1. <text:span text:style-name="T2">В</text:span>ысший уровень — принимаются стратегические решения, подготовка, планирование.</text:p>
      <text:p text:style-name="P9">2. Средний уровень — тактические решения, действия.</text:p>
      <text:p text:style-name="P9">3. Нижний уровень — оперативные решения, текущая деятельность.</text:p>
      <text:p text:style-name="P10">Менеджмент обеспечивает результативность и эффективность.</text:p>
      <text:p text:style-name="P10">Результативность — делать правильные вещи, речь идёт о количестве.</text:p>
      <text:p text:style-name="P10">Эффективность — делать вещи правильно с минимальными затратами ресурсов, речь идёт о качестве.</text:p>
      <text:p text:style-name="P10">Функции организации:</text:p>
      <text:p text:style-name="P10">- <text:span text:style-name="T3">P </text:span>производство результатов (менеджер — трудолюбивый, прагматичный, нетерпеливый, компетентный);</text:p>
      <text:p text:style-name="P10">- <text:span text:style-name="T3">L </text:span>администрирование (менеджер - всегда следует букве закона, деталям уделяет внимание);</text:p>
      <text:p text:style-name="P10">- <text:span text:style-name="T3">E </text:span>интроприёмство — внутрифирменное предпринимательство, где создаются условия для выдвижения новаторских идей, активизация творческого потенциала, технология освоения новых сфер (менеджер - творческая личность, стремится к переменам, независимости, энтузиасты);</text:p>
      <text:p text:style-name="P11">- <text:span text:style-name="T4">I </text:span><text:span text:style-name="T5">интеграция (менеджер — умеет выявить лидера, умеет выслушать, эмпатия, синергия (закон синергии — 1+1 = 3))</text:span>.</text:p>
      <text:p text:style-name="P12">Задание:</text:p>
      <text:p text:style-name="P12">Разработать систему вознаграждения за труд менеджера, а так же требования и качества, которыми должен обладать менеджер. Вспомнить негативный опыт.</text:p>
      <text:p text:style-name="P22"><text:span text:style-name="T9">Система управления персоналом</text:span><text:span text:style-name="T7"> — </text:span><text:span text:style-name="T6">совокупность приёмов, методов, технологий организации работы с персоналом.</text:span></text:p>
      <text:p text:style-name="P19"><text:span text:style-name="T13">Объекты СУП</text:span> — работники, рабочие группы, трудовой коллектив.</text:p>
      <text:p text:style-name="P19"><text:span text:style-name="T13">Субъекты СУП</text:span> — функциональный управленческий персонал (менеджеры), линейный управленческий персонал (директора).</text:p>
      <text:p text:style-name="P19"><text:span text:style-name="T13">Цели СУП</text:span>:</text:p>
      <text:p text:style-name="P19">- экономические (достижение прибыли);</text:p>
      <text:p text:style-name="P19">- научно-технические;</text:p>
      <text:p text:style-name="P19">- производственно-коммерческие;</text:p>
      <text:p text:style-name="P19">- социальные.</text:p>
      <text:p text:style-name="P19"><text:span text:style-name="T13">Функции СУП</text:span>:</text:p>
      <text:p text:style-name="P19">- планирование персоналом (потребности в персонале);</text:p>
      <text:p text:style-name="P19">- <text:span text:style-name="T10">управление наймом и учётом персонала (увольнения);</text:span></text:p>
      <text:p text:style-name="P19">- <text:span text:style-name="T11">оценки, обучения и развития персонала;</text:span></text:p>
      <text:p text:style-name="P19">- <text:span text:style-name="T11">мотивации (оплата труда);</text:span></text:p>
      <text:p text:style-name="P19">- <text:span text:style-name="T11">социального развития (отдых, страхование, здоровье);</text:span></text:p>
      <text:p text:style-name="P19">- <text:span text:style-name="T12">правового обеспечения;</text:span></text:p>
      <text:p text:style-name="P19">- <text:span text:style-name="T12">информационного обеспечения (научно-техническая информация);</text:span></text:p>
      <text:p text:style-name="P19">- <text:span text:style-name="T12">обеспечения нормальных условий труда (охрана труда, психологический климат в коллективе).</text:span></text:p>
      <text:p text:style-name="P20"><text:span text:style-name="T13">Стратегии управления персоналом</text:span>:</text:p>
      <text:p text:style-name="P20">- предпринимательская — отбор сотрудников, готовых рисковать, инициативных людей;</text:p>
      <text:p text:style-name="P20">- динамического роста — сохранение прибыльности;</text:p>
      <text:p text:style-name="P20">- ликвидации — сокращение штата.</text:p>
      <text:p text:style-name="P21"><text:span text:style-name="T13">Современные подходы к управлению персоналом</text:span>:</text:p>
      <text:p text:style-name="P21">- подбор кадров — агрессивный хедхантинг (охота за перспективными сотрудниками компани<text:span text:style-name="T2">й</text:span>-конкурентов);</text:p>
      <text:p text:style-name="P21">- формирование привлекательного образа компании;</text:p>
      <text:p text:style-name="P21">- автоматизация подбора персонала;</text:p>
      <text:p text:style-name="P21">- дистанционный подбор удалённых сотрудников;</text:p>
      <text:p text:style-name="P21">- использование соц сетей для поиска персонала;</text:p>
      <text:p text:style-name="P21">- адаптация новых сотрудников;</text:p>
      <text:p text:style-name="P21">- ассисмент центр — центр оценки, диагностика успешности сотрудника, профессиональной деятельности на основе оценки его поведения в различных смоделированных ситуациях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5:57:48</meta:creation-date>
    <dc:language>ru-RU</dc:language>
    <dc:date>2021-09-22T16:26:37.134000000</dc:date>
    <meta:editing-cycles>31</meta:editing-cycles>
    <meta:editing-duration>PT3H38M36S</meta:editing-duration>
    <meta:generator>LibreOffice/7.1.5.2$Windows_X86_64 LibreOffice_project/85f04e9f809797b8199d13c421bd8a2b025d52b5</meta:generator>
    <meta:document-statistic meta:table-count="1" meta:image-count="0" meta:object-count="0" meta:page-count="5" meta:paragraph-count="134" meta:word-count="985" meta:character-count="8257" meta:non-whitespace-character-count="7364"/>
  </office:meta>
</office:document-meta>
</file>